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UMing CN" svg:font-family="AR PL UMing CN"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26pt" style:font-size-asian="26pt" style:font-size-complex="26pt"/>
    </style:style>
    <style:style style:name="P2" style:parent-style-name="Standard" style:family="paragraph">
      <style:text-properties fo:font-weight="bold" style:font-weight-asian="bold"/>
    </style:style>
    <style:style style:name="P3" style:parent-style-name="Standard" style:family="paragraph">
      <style:text-properties fo:font-weight="bold" style:font-weight-asian="bold"/>
    </style:style>
    <style:style style:name="P4" style:parent-style-name="Standard" style:list-style-name="LFO1" style:family="paragraph"/>
    <style:style style:name="P5" style:parent-style-name="Standard" style:list-style-name="LFO1" style:family="paragraph"/>
    <style:style style:name="P6" style:parent-style-name="Standard" style:list-style-name="LFO2" style:family="paragraph"/>
    <style:style style:name="P7" style:parent-style-name="Standard" style:list-style-name="LFO2" style:family="paragraph"/>
    <style:style style:name="P8" style:parent-style-name="Standard" style:list-style-name="LFO2" style:family="paragraph"/>
    <style:style style:name="P9" style:parent-style-name="Standard" style:list-style-name="LFO2" style:family="paragraph"/>
    <style:style style:name="P10" style:parent-style-name="Standard" style:family="paragraph">
      <style:text-properties fo:font-weight="bold" style:font-weight-asian="bold"/>
    </style:style>
    <style:style style:name="P11" style:parent-style-name="Standard" style:family="paragraph">
      <style:text-properties fo:font-weight="bold" style:font-weight-asian="bold"/>
    </style:style>
    <style:style style:name="P12" style:parent-style-name="Standard" style:list-style-name="LFO3" style:family="paragraph"/>
    <style:style style:name="P13" style:parent-style-name="Standard" style:list-style-name="LFO3" style:family="paragraph"/>
    <style:style style:name="P14" style:parent-style-name="Standard" style:list-style-name="LFO3" style:family="paragraph"/>
    <style:style style:name="P15" style:parent-style-name="Standard" style:list-style-name="LFO4" style:family="paragraph"/>
    <style:style style:name="P16" style:parent-style-name="Standard" style:list-style-name="LFO4" style:family="paragraph"/>
    <style:style style:name="P17" style:parent-style-name="Standard" style:list-style-name="LFO4" style:family="paragraph"/>
    <style:style style:name="P18" style:parent-style-name="Standard" style:list-style-name="LFO4" style:family="paragraph"/>
    <style:style style:name="P19" style:parent-style-name="Standard" style:list-style-name="LFO4" style:family="paragraph"/>
    <style:style style:name="P20" style:parent-style-name="Standard" style:list-style-name="LFO4" style:family="paragraph"/>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fo:color="#000000"/>
    </style:style>
    <style:style style:name="T23" style:parent-style-name="DefaultParagraphFont" style:family="text">
      <style:text-properties fo:font-weight="bold" style:font-weight-asian="bold"/>
    </style:style>
    <style:style style:name="P24" style:parent-style-name="Standard" style:family="paragraph">
      <style:text-properties fo:font-weight="bold" style:font-weight-asian="bold"/>
    </style:style>
  </office:automatic-styles>
  <office:body>
    <office:text text:use-soft-page-breaks="true">
      <text:p text:style-name="P1">ROBOTICS REPORT</text:p>
      <text:p text:style-name="P2">Abstract:</text:p>
      <text:p text:style-name="Standard">Results of my work throughout CS3027 Robotics during 2017-2018 academic year.</text:p>
      <text:p text:style-name="P3">Preliminaries:</text:p>
      <text:p text:style-name="Standard">To be able to run all of nodes and packages, several adjustments to paths needs to be made, mainly path wise, so the exact components are visible to each other.</text:p>
      <text:p text:style-name="Standard">Let’s start with the launch file located in launch_files/assessment.launch – it’s going to be our starting point when running all the nodes written by me. Make sure to modify paths of map_server, stage and add_gaussian_noise so they actually point to the actual location of the packages within your ROS environment. We will also have to modify our map files to utilise the provided files – change “image:” entry within launch_files/map.yaml to reflect location of your map.png.</text:p>
      <text:p text:style-name="Standard">I have also made use of several extra pip packages which were tremendous help with dealing with concepts such as Gaussian Probability or array manipulations. Make sure that you have them installed and ready:</text:p>
      <text:list text:style-name="LFO1" text:continue-numbering="true">
        <text:list-item>
          <text:p text:style-name="P4">Scipy (tested on version 1.0.0 / 25)</text:p>
        </text:list-item>
        <text:list-item>
          <text:p text:style-name="P5">Numpy (tested on version 1.13.3)</text:p>
        </text:list-item>
      </text:list>
      <text:p text:style-name="Standard">If not, be sure to install them using pip. If operating with multiple Python versions, make sure to use the correct version (i.e. pip2 / pip2.7 if using environment with main Python3).<text:s/></text:p>
      <text:p text:style-name="Standard">Environment used for development:</text:p>
      <text:list text:style-name="LFO2" text:continue-numbering="true">
        <text:list-item>
          <text:p text:style-name="P6">Arch Linux / Ubuntu 16.04</text:p>
        </text:list-item>
        <text:list-item>
          <text:p text:style-name="P7">ROS Kinetic</text:p>
        </text:list-item>
        <text:list-item>
          <text:p text:style-name="P8">Python 2.7.14</text:p>
        </text:list-item>
        <text:list-item>
          <text:p text:style-name="P9">GCC 7.2.0</text:p>
        </text:list-item>
      </text:list>
      <text:p text:style-name="P10">Modifications to the provided files:</text:p>
      <text:p text:style-name="Standard">It important to mention that I have slightly adjusted map.world file to slightly slow down simulation speed (from 50ms to 100ms) to match real time which ultimately avoids odometry readings discrepancies.</text:p>
      <text:p text:style-name="Standard">I have also altered launch file by removing dummy_localization (as it is no longer needed and has been completely replaced by my own nodes) and appending real_robot_pose with rviz_info which are uniform to use with every developed component.</text:p>
      <text:p text:style-name="P11">Project Overview:</text:p>
      <text:p text:style-name="Standard">Instead of going through the assessment documentation and trying to relate to every single of the task, I have decided to take a different approach and list all components, while trying to explain their functionalities and how I’ve managed to overcome difficulties encountered with my work on the assessment. Every file is thoroughly commented and is considered complimentary to the given report.</text:p>
      <text:p text:style-name="Standard">Project consists of two ROS packages and one external file:</text:p>
      <text:list text:style-name="LFO3" text:continue-numbering="true">
        <text:list-item>
          <text:p text:style-name="P12">assessment – contains majority of the code produced for the purposes of CS3027.</text:p>
        </text:list-item>
        <text:list-item>
          <text:p text:style-name="P13">add_gaussian_noice – provided by the course coordinator containing laser scan adjusted by random noise.</text:p>
        </text:list-item>
        <text:list-item>
          <text:p text:style-name="P14">pixeldraw.py (located in assessment/resources) – pre-processing script to divide provided map onto cells which are used in path planning (see pathplanning.py module for further explanation).</text:p>
        </text:list-item>
      </text:list>
      <text:p text:style-name="Standard">And finally, beforementioned assessment package contains following files (later referred as nodes) – all located in the scripts folder:</text:p>
      <text:list text:style-name="LFO4" text:continue-numbering="true">
        <text:list-item>
          <text:p text:style-name="P15">real_robot_pose.py</text:p>
        </text:list-item>
        <text:list-item>
          <text:p text:style-name="P16">rviz_info.py</text:p>
        </text:list-item>
        <text:list-item>
          <text:p text:style-name="P17">pathplanning.py</text:p>
        </text:list-item>
        <text:list-item>
          <text:p text:style-name="P18">drive.py</text:p>
        </text:list-item>
        <text:list-item>
          <text:p text:style-name="P19">localization.py</text:p>
        </text:list-item>
        <text:list-item>
          <text:p text:style-name="P20">image_processing.py</text:p>
        </text:list-item>
      </text:list>
      <text:p text:style-name="Standard"><text:span text:style-name="T21">real</text:span><text:span text:style-name="T22">_</text:span><text:span text:style-name="T23">robot_pose.py</text:span></text:p>
      <text:p text:style-name="Standard">I shall start off with an extremely simple node developed solely for the purposes of fulfilling requirements of the first task. As I have noticed odom’s frame of reference initial position starts at point x=0, y=0 – which will not be correct when displayed on the map. To solve this issue, you simply need to add starting X, Y and Theta to the TransformStamped which will result in a translation between odom and map’s frame of reference. It utilises starting position placed in the param server and runs continuously thanks to the rospy.spin() instruction, sending a broadcast of the transform.</text:p>
      <text:p text:style-name="P24">rviz_info.py</text:p>
      <text:p text:style-name="Standard">Another simple node serving the purpose of placing markers on rviz representing both the position of the robot based on the /base_pose_ground_truth (where the robot really is) and the position of the robot based on the /odom transformation obtained through the file above. Ultimately it allows us to represent and visualise discrepancies due to odometry errors and how the robot might think he’s still moving even though he had hit a wall for example.</text:p>
      <text:p text:style-name="Standard">Several things to note, I am placing the markers on x=position-0.05 (0.05 represents half of the robot’s width – 0.1) and z=0.05. This is caused by how Rviz treats coordinates and assumes X,Y as robot’s centre whereas ROS and /base_pose_ground_truth are off. So to allow perfect representation, I had to tweak those values.</text:p>
      <text:p text:style-name="Standard">I am also wrapping my TF in a try – catch block as TF isn’t usually ready straight away after starting the program and tends to throw exceptions for the first couple of iterations before it is initialised.</text:p>
      <text:p text:style-name="Standard">Last, but not least markers need to be placed continuously – whenever received information from base_pose_ground_truth topics enabling us to track the position at all times. They are all also assigned their own id and namespace so recreating them doesn’t create overlapping marker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UMing CN" svg:font-family="AR PL UMing CN"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UMing CN"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onrad</dc:creator>
    <meta:creation-date>2017-11-13T14:35:00Z</meta:creation-date>
    <dc:date>2017-11-14T00:19:00Z</dc:date>
    <meta:template xlink:href="Normal" xlink:type="simple"/>
    <meta:editing-cycles>6</meta:editing-cycles>
    <meta:editing-duration>PT780S</meta:editing-duration>
    <meta:document-statistic meta:page-count="2" meta:paragraph-count="9" meta:word-count="712" meta:character-count="4767" meta:row-count="33" meta:non-whitespace-character-count="4064"/>
  </office:meta>
</office:document-meta>
</file>